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29b" officeooo:paragraph-rsid="0001f29b"/>
    </style:style>
    <style:style style:name="P2" style:family="paragraph" style:parent-style-name="Standard">
      <style:text-properties officeooo:paragraph-rsid="0001f29b"/>
    </style:style>
    <style:style style:name="P3" style:family="paragraph" style:parent-style-name="Standard">
      <style:text-properties officeooo:rsid="0002cf8b" officeooo:paragraph-rsid="0002cf8b"/>
    </style:style>
    <style:style style:name="P4" style:family="paragraph" style:parent-style-name="Standard">
      <style:text-properties officeooo:rsid="0004c9f7" officeooo:paragraph-rsid="0004c9f7"/>
    </style:style>
    <style:style style:name="P5" style:family="paragraph" style:parent-style-name="Standard">
      <style:text-properties officeooo:rsid="00057014" officeooo:paragraph-rsid="00057014"/>
    </style:style>
    <style:style style:name="P6" style:family="paragraph" style:parent-style-name="Standard">
      <style:text-properties officeooo:rsid="00057014" officeooo:paragraph-rsid="000a6866"/>
    </style:style>
    <style:style style:name="P7" style:family="paragraph" style:parent-style-name="Standard">
      <style:text-properties officeooo:rsid="0007f8d5" officeooo:paragraph-rsid="0007f8d5"/>
    </style:style>
    <style:style style:name="P8" style:family="paragraph" style:parent-style-name="Standard">
      <style:text-properties officeooo:rsid="000868e5" officeooo:paragraph-rsid="000868e5"/>
    </style:style>
    <style:style style:name="P9" style:family="paragraph" style:parent-style-name="Standard">
      <style:text-properties officeooo:rsid="000a6866" officeooo:paragraph-rsid="000a6866"/>
    </style:style>
    <style:style style:name="P10" style:family="paragraph" style:parent-style-name="Standard">
      <style:text-properties officeooo:rsid="000c5eaf" officeooo:paragraph-rsid="000c5eaf"/>
    </style:style>
    <style:style style:name="P11" style:family="paragraph" style:parent-style-name="Standard">
      <style:text-properties fo:font-size="16pt" officeooo:rsid="000c5eaf" officeooo:paragraph-rsid="000c5eaf" style:font-size-asian="16pt" style:font-size-complex="16pt"/>
    </style:style>
    <style:style style:name="T1" style:family="text">
      <style:text-properties officeooo:rsid="0001f29b"/>
    </style:style>
    <style:style style:name="T2" style:family="text">
      <style:text-properties officeooo:rsid="0002cf8b"/>
    </style:style>
    <style:style style:name="T3" style:family="text">
      <style:text-properties fo:font-weight="bold" officeooo:rsid="0001f29b" style:font-weight-asian="bold" style:font-weight-complex="bold"/>
    </style:style>
    <style:style style:name="T4" style:family="text">
      <style:text-properties officeooo:rsid="0004c9f7"/>
    </style:style>
    <style:style style:name="T5" style:family="text">
      <style:text-properties officeooo:rsid="00057014"/>
    </style:style>
    <style:style style:name="T6" style:family="text">
      <style:text-properties officeooo:rsid="00070ee9"/>
    </style:style>
    <style:style style:name="T7" style:family="text">
      <style:text-properties officeooo:rsid="000868e5"/>
    </style:style>
    <style:style style:name="T8" style:family="text">
      <style:text-properties officeooo:rsid="000b560b"/>
    </style:style>
    <style:style style:name="T9" style:family="text">
      <style:text-properties officeooo:rsid="000c5eaf"/>
    </style:style>
    <style:style style:name="T10" style:family="text">
      <style:text-properties officeooo:rsid="000cb6a3"/>
    </style:style>
    <style:style style:name="T11" style:family="text">
      <style:text-properties officeooo:rsid="000e16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lister</text:p>
      <text:p text:style-name="P1">Václav Balcar, 2. ročník, 31. studijní skupina</text:p>
      <text:p text:style-name="P1">ZS 201<text:span text:style-name="T9">6</text:span>/201<text:span text:style-name="T9">7</text:span></text:p>
      <text:p text:style-name="P1">Programování v C++</text:p>
      <text:p text:style-name="P1"/>
      <text:p text:style-name="P11">Zadání zápočtového programu</text:p>
      <text:p text:style-name="P10"/>
      <text:p text:style-name="P10">Můj zápočtový program se bude jmenovat <text:span text:style-name="T3">Todolister</text:span><text:span text:style-name="T1"> </text:span>a<text:span text:style-name="T1"> bude </text:span>to<text:span text:style-name="T1"> program pro správu TODO listů.</text:span></text:p>
      <text:p text:style-name="P1"/>
      <text:p text:style-name="P1">Bude mít čistě textové uživatelské rozhraní, ovládán bude pomocí (argumentových) přepínačů, tak, aby jeho ovládání odpovídalo práci s běžnými <text:span text:style-name="T9">Unixovými</text:span> utilitami.</text:p>
      <text:p text:style-name="P1"/>
      <text:p text:style-name="P2"><text:span text:style-name="T1">Data TODO listů budou uložena v ics souborech ve formátu </text:span><text:a xlink:type="simple" xlink:href="https://en.wikipedia.org/wiki/ICalendar" text:style-name="Internet_20_link" text:visited-style-name="Visited_20_Internet_20_Link"><text:span text:style-name="T1">iCalendar</text:span></text:a><text:span text:style-name="T1"> v uživatelem určeném adresáři, konfigurace programu bude uložena v textovém souboru v adresáři, ve kterém se nachází Todolister.</text:span></text:p>
      <text:p text:style-name="P2"/>
      <text:p text:style-name="P3">Funkce Todolisteru:</text:p>
      <text:p text:style-name="P3"><text:span text:style-name="T9">- s</text:span>oučasná existence vícera TODO listů (pracovní, na doma atp.)</text:p>
      <text:p text:style-name="P3"><text:span text:style-name="T9">- p</text:span>řidávání/odebírání/editace existujících událostí v nějakém z TODO listů spravovaných <text:tab/>Todolisterem nebo <text:span text:style-name="T4">v libovolném souboru, který bude ve formátu iCalendar</text:span></text:p>
      <text:p text:style-name="P4"><text:span text:style-name="T9">- v</text:span>ýpis událostí: n nejbližších, n posledních přidaných, události na <text:span text:style-name="T9">následujících</text:span> n dní, události <text:tab/>posledních n dní, události <text:span text:style-name="T9">od</text:span>/<text:span text:style-name="T9">do</text:span> konkrétního dne, události v konkrétní den, události v <text:tab/>konkrétní/současný den/týden/měsíc/rok</text:p>
      <text:p text:style-name="P4">- <text:span text:style-name="T9">V</text:span>ýpis bude buď na standardní výstup, nebo do souboru, který stanoví uživatel pomocí jednoho z <text:tab/><text:span text:style-name="T9">přepínačů.</text:span></text:p>
      <text:p text:style-name="P5">- <text:span text:style-name="T9">F</text:span>ormát výstupu bude též blíže určen uživatelem pomocí přepínačů. <text:span text:style-name="T6">Formátů výstupu bude celá <text:tab/>řada (iCalendar, přehledný formát, formát vhodný pro další zpracování pomocí shellového <text:tab/>skriptu atp.). Každý formát bude samozřejmě řádně zdokumentovaný.</text:span></text:p>
      <text:p text:style-name="P5">- <text:span text:style-name="T9">s</text:span>lévání souborů ve formátu iCalendar</text:p>
      <text:p text:style-name="P5"/>
      <text:p text:style-name="P6">Poznámka: Kalendář chápu jako formu TODO listu, tudíž výstup typu tabulka událostí <text:span text:style-name="T8">na</text:span> nějaké období nebo tabulka nějakého období obsahující počet událostí v konkrétní den bude samozřejmě možná.</text:p>
      <text:p text:style-name="P5"/>
      <text:p text:style-name="P7">Bude trvat naprogramování Todolisteru <text:span text:style-name="T11">alespoň </text:span>týden?</text:p>
      <text:p text:style-name="P7">Věřím, že ano, vzhledem ke skutečnosti, že vše bude dokumentováno. Pokud by se mi to podařilo naprogramovat rychleji, můžu k programu přidat grafické uživatelské rozhraní, což <text:span text:style-name="T11">případně </text:span>zajistí dostatečnou časovou náročnost. Druhá možnost je <text:span text:style-name="T7">rozšiřovat podporu pro další prvky iCalendaru, protože základní verze programu bude podporovat pouze část standardu iCalendar (RFC, které tento standard určuje, má 167 stran, proto plánuji implementovat podporu pouze pro část tohoto standardu, takovou, aby nebyl problém s importem do Google kalendáře a aby šlo zároveň ukládat všechny nezbytné vlastnosti každé události – místo, čas atp.). Slít však půjde jakékoliv iCalendar soubory.</text:span></text:p>
      <text:p text:style-name="P7"/>
      <text:p text:style-name="P8">Je to dostatečně originální?</text:p>
      <text:p text:style-name="P9">Pro mě zajisté ano, protože s iCalendarem jsem nikdy v žádné předmětu ani jinde nepracoval. Unikátnost tohoto programu je, myslím, rozumná, protože si nemyslím, že by s tímto formátem pracovala zásadně velká skupina programátorů na MFF, na druhou stranu v seznamu témat pro inspiraci <text:span text:style-name="T10">(</text:span><text:a xlink:type="simple" xlink:href="http://www.ksi.mff.cuni.cz/lectures/NPRG041/cviceni/zavoral/cviceni.html" text:style-name="Internet_20_link" text:visited-style-name="Visited_20_Internet_20_Link"><text:span text:style-name="T10">zde</text:span></text:a><text:span text:style-name="T10">)</text:span> jsem našel program „Úkolovník“, což by mohl být (pokud mluvíme o funkcích) z části podobný program, tudíž se Todolister z třídy zápočtových programů z <text:span text:style-name="T1">Programování v C++, věřím, </text:span>nevymyk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0:00:29.004000000</meta:creation-date>
    <dc:date>2016-11-20T12:02:12.330000000</dc:date>
    <meta:editing-duration>PT18M18S</meta:editing-duration>
    <meta:editing-cycles>6</meta:editing-cycles>
    <meta:generator>LibreOffice/5.2.1.2$Windows_x86 LibreOffice_project/31dd62db80d4e60af04904455ec9c9219178d620</meta:generator>
    <meta:document-statistic meta:table-count="0" meta:image-count="0" meta:object-count="0" meta:page-count="1" meta:paragraph-count="20" meta:word-count="405" meta:character-count="2847" meta:non-whitespace-character-count="2455"/>
  </office:meta>
</office:document-meta>
</file>